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Heading_20_1">
      <style:paragraph-properties fo:margin-top="0.423cm" fo:margin-bottom="0cm" loext:contextual-spacing="false"/>
    </style:style>
    <style:style style:name="fr1" style:family="graphic" style:parent-style-name="OLE">
      <style:graphic-properties fo:margin-left="0cm" fo:margin-right="0cm" fo:margin-top="0cm" fo:margin-bottom="0cm" style:vertical-pos="top" style:vertical-rel="baseline"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terberate? Ansteckungs­gefahr? Über­tragungs­wege? Das ist der aktuelle Stand der Wissenschaft</text:h>
      <text:h text:style-name="Heading_20_1" text:outline-level="1">Vor allem das Unbekannte an Covid-19 beunruhigt uns. Forscher rund um die Welt arbeiten daran, der neuen Krankheit ein Gesicht zu geben. Wir tragen hier die neuesten Erkenntnisse zusammen.</text:h>
      <text:p text:style-name="P1">M. Brupbacher, T. Plattner, A. Moor</text:p>
      <text:p text:style-name="Text_20_body">Stand: 3. April 2020</text:p>
      <text:p text:style-name="Text_20_body">Wir befinden uns immer noch am Anfang der Sars-CoV-2-Epidemie. Die Forscher passen bei neuen Daten jeweils ihre Ergebnisse und Erkenntnisse an. Einige Studien sind bisher nur als Vorab-Publikation (preprint) verfügbar, das heisst, sie wurden noch nicht in einem Peer Review-Verfahren begutachtet. Das ist der aktuelle Stand der Wissenschaft:</text:p>
      <text:h text:style-name="Heading_20_3" text:outline-level="3">SterblichkeitAktualisiert</text:h>
      <text:p text:style-name="Text_20_body">Die Sterberate von Covid-19 beträgt laut <text:a xlink:type="simple" xlink:href="https://cmmid.github.io/topics/covid19/severity/diamond_cruise_cfr_estimates.html" office:target-frame-name="_blank" xlink:show="new" text:style-name="Internet_20_link" text:visited-style-name="Visited_20_Internet_20_Link">Berechnungen</text:a> über alle Altersgruppen 1,1% bei Fällen mit Symptomen (Case Fatality Rate). Wenn man auch die Fälle ohne Symptome miteinbezieht, sind es 0,5% (Infection Fatality Rate). Diese Werte hat <text:a xlink:type="simple" xlink:href="https://twitter.com/AdamJKucharski/status/1235700923978129408?s=20" office:target-frame-name="_blank" xlink:show="new" text:style-name="Internet_20_link" text:visited-style-name="Visited_20_Internet_20_Link">Adam Kucharski</text:a>, Mathematiker und Epidemiologe an der London School of Hygiene &amp; Tropical Medicine, aktuell berechnet. Bei jüngeren Personen nehme der Wert ab (0,1%), bei älteren nehme er zu (5 bis 10%), wie er gegenüber der <text:a xlink:type="simple" xlink:href="https://www.nytimes.com/2020/03/05/health/coronavirus-deaths-rates.html" office:target-frame-name="_blank" xlink:show="new" text:style-name="Internet_20_link" text:visited-style-name="Visited_20_Internet_20_Link">«New York Times»</text:a> erklärt. Diese Werte bestätigt auch der Schweizer Epidemienforscher Christian Althaus auf <text:a xlink:type="simple" xlink:href="https://twitter.com/C_Althaus/status/1236287416278884357?s=20" office:target-frame-name="_blank" xlink:show="new" text:style-name="Internet_20_link" text:visited-style-name="Visited_20_Internet_20_Link">Twitter</text:a>, auch wenn seine berechnete Sterberate über alle Altersgruppen mit <text:a xlink:type="simple" xlink:href="https://twitter.com/AdamJKucharski/status/1236275741597339648?s=20" office:target-frame-name="_blank" xlink:show="new" text:style-name="Internet_20_link" text:visited-style-name="Visited_20_Internet_20_Link">1.6%</text:a> etwas höher liegt. Die meisten Wissenschaftler beziffern die Sterblichkeitsrate jener Personen mit Symptomen (Case Fatality Rate) zwischen 1 und 2%, beispielsweise auch hier in einer aktuellen <text:a xlink:type="simple" xlink:href="https://www.medrxiv.org/content/10.1101/2020.03.30.20048264v1" office:target-frame-name="_blank" xlink:show="new" text:style-name="Internet_20_link" text:visited-style-name="Visited_20_Internet_20_Link">Studie</text:a> aus Südkorea vom 1. April. Damit bleibt es dabei, was ein grosser Teil der Forschung nun schon länger sagt: <text:span text:style-name="Strong_20_Emphasis">Covid-19 ist fünf- bis fünfzehnmal so gefährlich wie die saisonale Grippe, was die Sterblichkeit betrifft.</text:span> Bei Influenza beträgt die Sterberate je nach Region und Saison 0,02 bis 0,3 Prozent. Influenzafälle gibt es pro Jahr weltweit bis zu 900 Millionen, dabei sterben 200'000 bis 650'000 Personen, in der Schweiz sterben zwischen 300 und 2500 Personen jährlich.</text:p>
      <text:h text:style-name="Heading_20_3" text:outline-level="3">GefährlichkeitAktualisiert</text:h>
      <text:p text:style-name="Text_20_body">Besonders gefährdet sind ältere Personen. <text:span text:style-name="Strong_20_Emphasis">Ab 65 Jahren steigt das Risiko für Komplikationen deutlich. Auch Menschen mit Vorerkrankungen gilt es zu schützen.</text:span></text:p>
      <text:p text:style-name="Text_20_body">Bisher starben in der Schweiz 484 Personen (3. April), die im Labor positiv auf Covid-19 getestet wurden. Davon waren 307 Männer (63%) und 177 Frauen (37%). Die Altersspanne beträgt 32 bis <text:soft-page-break/>101 Jahre. Der Altersmedian liegt bei 83 Jahren. Von 469 verstorbenen Personen mit kompletten Angaben, litten 97% an einer oder mehreren Vorerkrankungen. Die drei am häufigsten genannten Vorerkrankungen waren Bluthochdruck (69%), Herz-Kreislauferkrankungen (55%) und Diabetes (29%).</text:p>
      <text:p text:style-name="Text_20_body"><draw:frame draw:style-name="fr1" draw:name="Object1" text:anchor-type="as-char" svg:width="1.247cm" svg:height="1.247cm" draw:z-index="0"><draw:floating-frame xlink:href="https://datawrapper.dwcdn.net/IJC8v" xlink:type="simple" xlink:show="embed" xlink:actuate="onLoad"/></draw:frame></text:p>
      <text:p text:style-name="Text_20_body">81% der Covid-19-Toten waren in China über 60 Jahre alt, in Südkorea sind es 91.6%, in Italien 96.1%, in der Schweiz 96.6%.</text:p>
      <text:p text:style-name="Text_20_body">Das Schweizerische Gesundheitsobservatorium Obsan hat eine <text:a xlink:type="simple" xlink:href="https://www.obsan.admin.ch/de/indikatoren/corona-risiko-vorerkrankungen-und-risikogruppe-alter-15" office:target-frame-name="_blank" xlink:show="new" text:style-name="Internet_20_link" text:visited-style-name="Visited_20_Internet_20_Link">Schätzung</text:a>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text:span text:style-name="Strong_20_Emphasis">Das Resultat: Insgesamt 2,6 Millionen Personen über 15 Jahre in der Schweiz sind besonders gefährdet. Auf die mindestens 15-Jährigen bezogen sind das 37 Prozent.</text:span></text:p>
      <text:p text:style-name="Text_20_body">Das Bundesamt für Gesundheit betrachtet folgende Vorerkrankungen als Risiko für einen schweren Covid-19-Verlauf: Bluthochdruck, Diabetes, Herz-Kreislauf-Erkrankungen, chronische Atemwegserkrankungen, Krebs sowie Erkrankungen und Therapien, die das Immunsystem schwächen.</text:p>
      <text:p text:style-name="Text_20_body">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p>
      <text:p text:style-name="Text_20_body">LESEN SIE AUCH<text:line-break/><text:a xlink:type="simple" xlink:href="https://interaktiv.tagesanzeiger.ch/2020/coronavirus-analyse-sterblichkeit" office:target-frame-name="_blank" xlink:show="new" text:style-name="Internet_20_link" text:visited-style-name="Visited_20_Internet_20_Link">Für wen Covid-19 gefährlich ist</text:a><text:line-break/><text:a xlink:type="simple" xlink:href="https://www.tagesanzeiger.ch/warum-das-coronavirus-auch-fuer-junge-menschen-gefaehrlich-ist-509364207685" office:target-frame-name="_blank" xlink:show="new" text:style-name="Internet_20_link" text:visited-style-name="Visited_20_Internet_20_Link">Warum das Coronavirus auch für junge Menschen gefährlich ist</text:a><text:line-break/><text:a xlink:type="simple" xlink:href="https://www.tagesanzeiger.ch/jeder-dritte-schweizer-hat-ein-erhoehtes-corona-risiko-264911679752" office:target-frame-name="_blank" xlink:show="new" text:style-name="Internet_20_link" text:visited-style-name="Visited_20_Internet_20_Link">Jeder dritte Schweizer hat ein erhöhtes Corona-Risiko</text:a></text:p>
      <text:h text:style-name="Heading_20_3" text:outline-level="3">DunkelzifferAktualisiert</text:h>
      <text:p text:style-name="Text_20_body">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text:span text:style-name="Strong_20_Emphasis">Demnach kommen auf jeden diagnostizierten Fall fünf bis zehn unerkannte.</text:span>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text:soft-page-break/>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Text_20_body">Eine weitere <text:a xlink:type="simple" xlink:href="https://cmmid.github.io/topics/covid19/severity/global_cfr_estimates.html" office:target-frame-name="_blank" xlink:show="new" text:style-name="Internet_20_link" text:visited-style-name="Visited_20_Internet_20_Link">Studie</text:a>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p>
      <text:p text:style-name="Text_20_body"><draw:frame draw:style-name="fr1" draw:name="Object2" text:anchor-type="as-char" svg:width="1.247cm" svg:height="1.247cm" draw:z-index="1"><draw:floating-frame xlink:href="https://datawrapper.dwcdn.net/rbeWr" xlink:type="simple" xlink:show="embed" xlink:actuate="onLoad"/></draw:frame></text:p>
      <text:p text:style-name="Text_20_body">Marcel Salathé, Epidemiologie-Professor an der ETH in Lausanne, <text:a xlink:type="simple" xlink:href="https://twitter.com/marcelsalathe_d/status/1244230349904740358?s=20" office:target-frame-name="_blank" xlink:show="new" text:style-name="Internet_20_link" text:visited-style-name="Visited_20_Internet_20_Link">geht in der Schweiz von zwei bis fünf Mal so vielen</text:a> Covid-19-Fällen aus als bestätigt sind. Das würde eine Infektionssterblichkeitsrate zwischen 0.4 und 1% bedeuten. Immer noch sehr hoch.</text:p>
      <text:h text:style-name="Heading_20_3" text:outline-level="3">VerbreitungAktualisiert</text:h>
      <text:p text:style-name="Text_20_body">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text:span text:style-name="Strong_20_Emphasis">Das Coronavirus ist ansteckender als die saisonale Grippe mit einem </text:span><text:a xlink:type="simple" xlink:href="https://www.pnas.org/content/112/9/2723" office:target-frame-name="_blank" xlink:show="new" text:style-name="Internet_20_link" text:visited-style-name="Visited_20_Internet_20_Link"><text:span text:style-name="Strong_20_Emphasis">R0-Wert von 1,3 bis 2</text:span></text:a><text:span text:style-name="Strong_20_Emphasis">.</text:span> Solange der R0-Wert eines Virus grösser als 1 ist, kann es sich weiter in der Bevölkerung ausbreiten. In der am stärksten betroffenen chinesischen Stadt Wuhan wurde laut einer <text:a xlink:type="simple" xlink:href="https://drive.google.com/file/d/1-sq-yyGMHiSy_T4HfjOl_PDMMJWnUMZs/view?usp=sharing" office:target-frame-name="_blank" xlink:show="new" text:style-name="Internet_20_link" text:visited-style-name="Visited_20_Internet_20_Link">Studie</text:a>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ext:h text:style-name="Heading_20_3" text:outline-level="3">Inkubationszeit</text:h>
      <text:p text:style-name="Text_20_body">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text:a xlink:type="simple" xlink:href="https://cmmid.github.io/topics/covid19/control-measures/pre-symptomatic-transmission.html" office:target-frame-name="_blank" xlink:show="new" text:style-name="Internet_20_link" text:visited-style-name="Visited_20_Internet_20_Link">Studie</text:a> stützt diese These, <text:span text:style-name="Strong_20_Emphasis">gemäss </text:span><text:soft-page-break/><text:span text:style-name="Strong_20_Emphasis">ihr geschehen 25 bis 30% der Ansteckungen in der Phase, wo der Erkrankte keine Symptome hat.</text:span> Eine <text:a xlink:type="simple" xlink:href="https://www.medrxiv.org/content/10.1101/2020.03.05.20031815v1" office:target-frame-name="_blank" xlink:show="new" text:style-name="Internet_20_link" text:visited-style-name="Visited_20_Internet_20_Link">andere Studie</text:a> sieht diese Werte sogar bei 48% (für Singapur) und 62% (für China). Eine <text:a xlink:type="simple" xlink:href="https://www.medrxiv.org/content/10.1101/2020.03.15.20036707v2.full.pdf" office:target-frame-name="_blank" xlink:show="new" text:style-name="Internet_20_link" text:visited-style-name="Visited_20_Internet_20_Link">dritte Studie</text:a> schätzt, dass 44% der Ansteckungen geschehen, noch bevor Symptome entwickelt wurden.</text:p>
      <text:p text:style-name="Text_20_body">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p>
      <text:h text:style-name="Heading_20_3" text:outline-level="3">Serielles IntervallNEU</text:h>
      <text:p text:style-name="Text_20_body">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text:a xlink:type="simple" xlink:href="https://www.nejm.org/doi/full/10.1056/NEJMoa2001316" office:target-frame-name="_blank" xlink:show="new" text:style-name="Internet_20_link" text:visited-style-name="Visited_20_Internet_20_Link">Studie</text:a> mit 425 Patienten im Mittel bei 7,5 und in einer <text:a xlink:type="simple" xlink:href="https://www.ncbi.nlm.nih.gov/pubmed/32145466" office:target-frame-name="_blank" xlink:show="new" text:style-name="Internet_20_link" text:visited-style-name="Visited_20_Internet_20_Link">anderen Studie</text:a> bei geschätzten 4 Tagen, basierend auf der Analyse von 28 infizierten Paaren. <text:span text:style-name="Strong_20_Emphasis">Letztere Ergebnisse würde bedeuten, dass bei der durchschnittlichen Inkubationszeit von 5,5 Tagen die Ansteckung noch vor dem Beginn der Symptomen erfolgte.</text:span></text:p>
      <text:h text:style-name="Heading_20_3" text:outline-level="3">AnsteckungswegeAktualisiert</text:h>
      <text:p text:style-name="Text_20_body">Die Übertragung erfolgt primär durch Tröpfchen: Niest oder hustet die erkrankte Person, können die Viren direkt auf die Schleimhäute von Nase, Mund oder Augen von anderen Menschen gelangen. <text:span text:style-name="Strong_20_Emphasis">Dies kann direkt von Mensch zu Mensch über die Schleimhäute geschehen oder auch indirekt über Hände.</text:span></text:p>
      <text:p text:style-name="Text_20_body">Eine <text:a xlink:type="simple" xlink:href="https://jamanetwork.com/journals/jama/fullarticle/2762692" office:target-frame-name="_blank" xlink:show="new" text:style-name="Internet_20_link" text:visited-style-name="Visited_20_Internet_20_Link">Studie</text:a>,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p>
      <text:p text:style-name="Text_20_body">Eine andere <text:a xlink:type="simple" xlink:href="https://www.medrxiv.org/content/10.1101/2020.03.09.20033217v1.full.pdf" office:target-frame-name="_blank" xlink:show="new" text:style-name="Internet_20_link" text:visited-style-name="Visited_20_Internet_20_Link">Studie</text:a>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text:span text:style-name="Strong_20_Emphasis">In der Luft ist es dagegen als Partikel (Aerosolen) bereits nach etwa drei Stunden nicht mehr nachweisbar.</text:span>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p>
      <text:p text:style-name="Text_20_body"><text:soft-page-break/>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text:span text:style-name="Strong_20_Emphasis">«Wir waren in einem Haushalt, wo viele hochinfektiöse Menschen gelebt haben, und trotzdem haben wir kein lebendes Virus von irgendeiner Oberfläche bekommen»,</text:span> sagte er gegenüber dem <text:a xlink:type="simple" xlink:href="https://www.deutschlandfunk.de/covid-19-wie-lange-sich-das-coronavirus-auf-oberflaechen.2850.de.html?drn:news_id=1116563" office:target-frame-name="_blank" xlink:show="new" text:style-name="Internet_20_link" text:visited-style-name="Visited_20_Internet_20_Link">Deutschlandfunk</text:a>.</text:p>
      <text:p text:style-name="Text_20_body">Auch Virologe Christian Drosten von der Berliner Charité hatte zuvor im <text:a xlink:type="simple" xlink:href="https://www.ndr.de/nachrichten/info/Wir-brauchen-pragmatische-Loesungen,audio647000.html" office:target-frame-name="_blank" xlink:show="new" text:style-name="Internet_20_link" text:visited-style-name="Visited_20_Internet_20_Link">NDR-Podcast</text:a> darauf hingewiesen, dass Coronaviren gegen Eintrocknung extrem empfindlich seien. <text:span text:style-name="Strong_20_Emphasis">Deshalb spielt eine Übertragung per Kontakt zum Beispiel mit Scheinen oder Münzen nach Einschätzung des Virologen kaum eine Rolle.</text:span></text:p>
      <text:p text:style-name="Text_20_body">Also: Eine Übertragung durch Schmierinfektion durch kontaminierte Oberflächen ist prinzipiell nicht ausgeschlossen. Welche Rolle sie spielt, ist nicht bekannt. Eine Ansteckung erfolgt aber primär direkt von Mensch zu Mensch.</text:p>
      <text:p text:style-name="Text_20_body">LESEN SIE AUCH<text:line-break/><text:a xlink:type="simple" xlink:href="https://interaktiv.tagesanzeiger.ch/2020/so-steckt-man-sich-mit-dem-neuen-coronavirus-an/?nosome" office:target-frame-name="_blank" xlink:show="new" text:style-name="Internet_20_link" text:visited-style-name="Visited_20_Internet_20_Link">Wie sich das Coronavirus verbreitet — und wie nicht</text:a><text:line-break/><text:a xlink:type="simple" xlink:href="https://interaktiv.tagesanzeiger.ch/2020/richtig-haendewaschen/?nosome" office:target-frame-name="_blank" xlink:show="new" text:style-name="Internet_20_link" text:visited-style-name="Visited_20_Internet_20_Link">Es hilft gegen Viren – und alle machen es falsch</text:a></text:p>
      <text:h text:style-name="Heading_20_3" text:outline-level="3">InfektiositätNEU</text:h>
      <text:p text:style-name="Text_20_body">Wer sich mit dem neuen Coronavirus infiziert, ist vor allem kurz vor dem Ausbruch und zu Beginn der Krankheit am ansteckendsten – in dieser Zeit wurden die meisten Virusmengen im Körper gefunden. In <text:a xlink:type="simple" xlink:href="https://www.medrxiv.org/content/10.1101/2020.03.05.20030502v1" office:target-frame-name="_blank" xlink:show="new" text:style-name="Internet_20_link" text:visited-style-name="Visited_20_Internet_20_Link">einer Studie mit neun Patienten</text:a> wurde die Ausscheidungsdynamik vermehrungsfähiger Viren untersucht. <text:span text:style-name="Strong_20_Emphasis">Abstrichproben vom Rachen enthielten vermehrungsfähige Viren bis zum vierten Tag nach Symptombeginn, aus dem Auswurf bis zum achten Tag nach Symptombeginn. Weder im Stuhl noch im Urin oder Serum konnten vermehrungsfährige Viren nachgewiesen werden.</text:spa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p>
      <text:p text:style-name="Text_20_body">Eine andere <text:a xlink:type="simple" xlink:href="https://www.nature.com/articles/s41586-020-2196-x_reference.pdf" office:target-frame-name="_blank" xlink:show="new" text:style-name="Internet_20_link" text:visited-style-name="Visited_20_Internet_20_Link">Studie</text:a> kam zu ähnlichen Resultaten. <text:span text:style-name="Strong_20_Emphasis">Die höchsten Virenmengen von Sars-CoV-2 wurden im Rachen von Patienten noch vor dem Tag 5 nach Ausbruch der Krankheit gefunden, und sie waren bis zu Tausend Mal grösser als bei der Lungenkrankheit Sars.</text:span> Die Forscher kommen deshalb zum SChluss, dass Sars-CoV-2 viel einfacher übertragen werden kann als damals Sars und vor allem zu einem Zeitpunkt, wenn die Symptome zu Beginn der Krankheit noch mild sind.</text:p>
      <text:h text:style-name="Heading_20_3" text:outline-level="3">Symptome und KrankheitsverlaufAktualisiert</text:h>
      <text:p text:style-name="Text_20_body">80% der Covid-19-Erkrankungen verlaufen mild. Der allergrösste Teil der Bevölkerung wird bei einer Infektion die Krankheit sehr gut überstehen, manche werden nicht einmal etwas bemerken. Aber was heisst mild konkret? WHO-Epidemie-Experte <text:a xlink:type="simple" xlink:href="https://www.nytimes.com/2020/03/04/health/coronavirus-china-aylward.html" office:target-frame-name="_blank" xlink:show="new" text:style-name="Internet_20_link" text:visited-style-name="Visited_20_Internet_20_Link">Bruce Aylward sagt</text:a>, es seien nicht immer nur leichte Erkältungssymptome. «Mild kann auch Fieber, Husten – vielleicht sogar eine Lungenentzündung bedeuten, aber ohne der Notwendigkeit einer künstlichen Sauerstoffzufuhr. Bei den 20% schweren Fällen ist die Atemfrequenz erhöht und die Sauerstoffsättigung sinkt, so dass ein <text:soft-page-break/>Sauerstoff- oder Beatmungsgerät nötig wird. Kritisch (5%) bedeutet Atemversagen oder Multiorganversagen.» Ärzte in Norditalien teilen in <text:a xlink:type="simple" xlink:href="https://mailchi.mp/esicm/the-future-of-haemodynamic-monitoring-first-webinar-of-the-year-1009715" office:target-frame-name="_blank" xlink:show="new" text:style-name="Internet_20_link" text:visited-style-name="Visited_20_Internet_20_Link">einem Schreiben</text:a> mit, dass 10% der Fälle intensive medizinische Betreuung benötigen.</text:p>
      <text:p text:style-name="Text_20_body">Allgemeingültige Aussagen zum typischen Krankheitsverlauf seien nicht möglich, erklärt das Robert Koch-Institut (RKI) in Berlin. Nach Daten der WHO dauern milde Krankheitsverläufe im Mittel zwei Wochen, schwere drei bis sechs Wochen. Die Krankheit beginne nach den bisherigen Erfahrungen mit Halskratzen oder -schmerzen. Am häufigsten sind Fieber, Husten und Atembeschwerden. Diese Symptome können unterschiedlich schwer sein. Einige Erkrankte haben auch Probleme mit der Verdauung oder den Augen (Bindehautentzündung). <text:span text:style-name="Strong_20_Emphasis">Der Verlust des Geschmacks- und Geruchsinns kann britischen Wissenschaftlern zufolge ein starkes Indiz für eine Infektion mit Covid-19 sein.</text:span> Nach einer Studie haben fast 60 Prozent der Patienten über den Verlust der beiden Sinne berichtet.</text:p>
      <text:p text:style-name="Text_20_body"><draw:frame draw:style-name="fr1" draw:name="Object3" text:anchor-type="as-char" svg:width="1.247cm" svg:height="1.247cm" draw:z-index="2"><draw:floating-frame xlink:href="https://datawrapper.dwcdn.net/0eZom" xlink:type="simple" xlink:show="embed" xlink:actuate="onLoad"/></draw:frame></text:p>
      <text:p text:style-name="Text_20_body">Wie es rund 100 Menschen im besonders betroffenen Kreis Heinsberg in Nordrhein-Westfalen in häuslicher Isolation ergangen ist, haben Teams um den Bonner Virologen Hendrik Streeck erfragt: «Das am häufigsten beschriebene Symptom war trockener Reizhusten mit 70 Prozent, vor dem Verlust von Geschmacks- und Geruchssinn mit 68 Prozent und Müdigkeit mit 68 Prozent», sagt er. Aber auch von einer «laufenden Nase», Kopf-, Muskel- und Halsschmerzen sowie Fieber berichteten viele Erkrankte. «Manche waren ganz schön K.o.», sagt der Wissenschaftler. Auch Durchfall sei nicht selten gewesen.</text:p>
      <text:p text:style-name="Text_20_body">Bei Patienten mit Symptomen der oberen Atemwege dauere es nach den bisherigen Erfahrungen vier bis acht Tage bis sich entscheide, ob die Erkrankung auch die unteren Atemwege befällt. <text:span text:style-name="Strong_20_Emphasis">Es gebe aber auch Patienten, die direkt eine Lungenentzündung bekommen, ohne dass vorher die oberen Atemwege betroffen sind.</text:span> Das Krankheitsbild bei Covid-19 unterscheide sich deutlich von den bisher gekannten Lungenentzündungen, sagt Martin Witzenrath von der Klinik für Infektiologie und Pneumologie der Charité Berlin. «Das Besondere daran ist, die Patienten haben zum Teil ein bisschen Luftnot, nicht dramatisch, man hat den Eindruck, die sind gar nicht besonders krank. Dann guckt man sich die Lunge im CT an und die sieht ganz schlimm aus. Es ist etwas, das wir so bisher nicht kennen.» Beispielsweise könne dann schon mehr als die halbe Lunge durch das Virus geschädigt sein. Der Verlauf könne sich dann rapide verschlechtern. Der Mediziner nennt Alarmsignale: «Wenn Sie eine Treppe hochgehen, die Sie sonst locker bewältigen, und nach der Hälfte merken, Sie bekommen deutlich keine Luft mehr, sollte das nachdenklich stimmen. Vor allem, wenn man schon älter ist, Vorerkrankungen hat.» </text:p>
      <text:p text:style-name="Text_20_body">LESEN SIE AUCH<text:line-break/><text:a xlink:type="simple" xlink:href="https://www.tagesanzeiger.ch/sonntagszeitung/covid19-das-chamaeleon/story/27254929" office:target-frame-name="_blank" xlink:show="new" text:style-name="Internet_20_link" text:visited-style-name="Visited_20_Internet_20_Link">Covid-19, das Chamäleon</text:a></text:p>
      <text:h text:style-name="Heading_20_3" text:outline-level="3">AsymptomatikNEU</text:h>
      <text:p text:style-name="Text_20_body">Etwa die Hälfte der Menschen, die sich angesteckt haben, würden das gar nicht merken, sagte kürzlich RKI-Chef Lothar Wieler: «Die sehen wir gar nicht.» </text:p>
      <text:p text:style-name="Text_20_body">Eine Analyse der Infektionen und Erkrankungen auf dem Kreuzfahrtschiff Diamond Princess, auf dem sich etwa 700 der 3711 Passagiere und Crewmitglieder angesteckt hatten, bestätigt den oftmals <text:soft-page-break/>ungewöhnlichen klinischen Verlauf nach einer Infektion mit Sars-CoV-2. Fast alle Fahrgäste auf dem Schiff wurden ge­testet, manche mehrmals. <text:span text:style-name="Strong_20_Emphasis">Doch obwohl sich vor allem ältere Menschen an Bord befanden und in dieser Gruppe schwere Verläufe häufiger sind, wurden bei 18 Prozent der Infizierten keine Symptome festgestellt</text:span>,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p>
      <text:p text:style-name="Text_20_body">Eine Analyse bei Japanern, die nach dem Corona-Ausbruch in Wuhan in ihr Land zurückgeholt worden waren, <text:span text:style-name="Strong_20_Emphasis">ergab einen Anteil von 33 Prozent Infizierten, die keine Symptome aufwiesen</text:span>.</text:p>
      <text:p text:style-name="Text_20_body">In Island hat die Biotech-Firma deCODE Genetics mehr als 6000 Tests durchgeführt, allesamt an Freiwilligen, die keine oder kaum Symptome hatten. <text:span text:style-name="Strong_20_Emphasis">Etwa die Hälfte der Infizierten hatte überhaupt keine Symptome, der Rest jene einer sehr milden Erkältung.</text:span></text:p>
      <text:h text:style-name="Heading_20_3" text:outline-level="3">Kinder und SchwangereAktualisiert</text:h>
      <text:p text:style-name="Text_20_body"><text:span text:style-name="Strong_20_Emphasis">Kinder können sich auch infizieren, entwickeln aber in den meisten Fällen keine oder nur sehr milde Symptome.</text:span>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p>
      <text:p text:style-name="Text_20_body">Noch ist nicht abschliessend geklärt, ob sich Kinder tatsächlich seltener infizieren oder sich die Infektion einfach nur nicht zeigt. Eine <text:a xlink:type="simple" xlink:href="https://www.medrxiv.org/content/10.1101/2020.03.03.20028423v3" office:target-frame-name="_blank" xlink:show="new" text:style-name="Internet_20_link" text:visited-style-name="Visited_20_Internet_20_Link">chinesische Untersuchung</text:a> spricht für die zweite Version. <text:span text:style-name="Strong_20_Emphasis">Demnach stecken sich Kinder zwar genauso häufig an, entwickeln aber viel seltener Beschwerden.</text:span></text:p>
      <text:p text:style-name="Text_20_body">Im Zuge der Coronavirus-Pandemie sind in Italien auch Hunderte Kinder positiv auf den Erreger getestet worden. «Es gibt aber bisher keine Todesfälle und keine schweren Verläufe bei Kindern», sagte Alberto Villani, Präsident des italienischen Kinderarztverbandes.</text:p>
      <text:p text:style-name="Text_20_body">Mediziner des Wuhan Children's Hospital haben ihre Erfahrungen in einem Brief an das <text:a xlink:type="simple" xlink:href="https://www.nejm.org/doi/full/10.1056/NEJMc2005073" office:target-frame-name="_blank" xlink:show="new" text:style-name="Internet_20_link" text:visited-style-name="Visited_20_Internet_20_Link">«New England Journal of Medicine»</text:a>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p>
      <text:p text:style-name="Text_20_body">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p>
      <text:p text:style-name="Text_20_body"><text:span text:style-name="Strong_20_Emphasis">Bei Sars und Mers waren Kinder auch weniger stark betroffen.</text:spa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p>
      <text:p text:style-name="Text_20_body"><text:soft-page-break/>Anders bei der Grippe: Als besonders von schweren Verläufen betroffene Risikogruppen gelten bei Influenza auch Kinder. Und: Sie sind bedeutsame Treiber für die Übertragung von Influenzaviren in der Gemeinschaft. Die <text:a xlink:type="simple" xlink:href="https://www.nytimes.com/2020/02/05/health/coronavirus-children.html" office:target-frame-name="_blank" xlink:show="new" text:style-name="Internet_20_link" text:visited-style-name="Visited_20_Internet_20_Link">«New York Times»</text:a> ging der Frage detaillierter nach, warum Kinder seltener und wenig schwer an Covid-19 erkranken. Klare Antworten gibt es noch nicht. Bei Covid-19 gehören gemäss WHO auch Schwangere nach derzeitigem Wissensstand NICHT zu den Risikogruppen.</text:p>
      <text:h text:style-name="Heading_20_3" text:outline-level="3">Männer/FrauenAktualisiert</text:h>
      <text:p text:style-name="Text_20_body">Es sterben mehr Männer als Frauen an einer Infektion mit dem neuen Coronavirus. Die Unterschiede sind in den Ländern, die die Zahlen nach Geschlechtern aufschlüsseln, recht deutlich. Englische Forscherinnen der Initiative Global Health 50/50 haben <text:a xlink:type="simple" xlink:href="https://blogs.bmj.com/bmjgh/2020/03/24/sex-gender-and-covid-19-disaggregated-data-and-health-disparities/" office:target-frame-name="_blank" xlink:show="new" text:style-name="Internet_20_link" text:visited-style-name="Visited_20_Internet_20_Link">eine Auswertung</text:a> veröffentlicht. <text:span text:style-name="Strong_20_Emphasis">In Italien beispielsweise sind 71 Prozent der Verstorbenen männlich, in China 64 Prozent, in Spanien 65 Prozent und in der Schweiz 64 Prozent.</text:span>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ext:p text:style-name="Text_20_body">LESEN SIE AUCH<text:line-break/><text:a xlink:type="simple" xlink:href="https://www.tagesanzeiger.ch/mehr-maenner-sterben-am-coronavirus-103901271252" office:target-frame-name="_blank" xlink:show="new" text:style-name="Internet_20_link" text:visited-style-name="Visited_20_Internet_20_Link">Mehr Männer sterben am Coronavirus</text:a></text:p>
      <text:h text:style-name="Heading_20_3" text:outline-level="3">Infektionszahlen</text:h>
      <text:p text:style-name="Text_20_body">Der Epidemieforscher Marc Lipsitch von der Harvard University <text:a xlink:type="simple" xlink:href="https://twitter.com/mlipsitch/status/1234879949946814464?s=20" office:target-frame-name="_blank" xlink:show="new" text:style-name="Internet_20_link" text:visited-style-name="Visited_20_Internet_20_Link">sagt</text:a>,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text:span text:style-name="Strong_20_Emphasis">Die meisten Epidemiologen gehen davon aus, dass das Virus langfristig bei uns bleiben wird.</text:span> Sars-CoV-2 wird sich in der menschlichen Population etablieren und über die nächsten Jahre mit uns bleiben. Zum Vergleich: Mit der Grippe stecken sich gemäss WHO weltweit jährlich 5 bis 20% an. In der Schweiz 2 bis 5%.</text:p>
      <text:h text:style-name="Heading_20_3" text:outline-level="3">Szenarien für die Schweiz</text:h>
      <text:p text:style-name="Text_20_body">Auch wenn das Bundesamt für Gesundheit (BAG) keine Szenarien durchspielen will, so gehört dies doch zum Alltag von Epidemiologen. <text:span text:style-name="Strong_20_Emphasis">Gerade zu Beginn eines Ausbruchs sei es wichtig, auch über Worst-Case-Szenarien zu sprechen, weil alle wissen sollten, was es zu verhindern gelte</text:span>, sagt Marcel Salathé, Epidemiologie-Professor an der ETH Lausanne. Ende Februar bezifferte er <text:soft-page-break/>beim schlimmsten Szenario ohne Massnahmen die Anzahl Toten mit 20’000 bis 35’000 in der Schweiz. Auch sein Kollege Christian Althaus von der Universität Bern hat solche Prognosen mit 30’000 Toten <text:a xlink:type="simple" xlink:href="https://www.nzz.ch/schweiz/experte-zum-corona-ausbruch-man-muss-jetzt-nicht-die-halbe-schweiz-unter-quarantaene-stellen-ld.1542713?reduced=true" office:target-frame-name="_blank" xlink:show="new" text:style-name="Internet_20_link" text:visited-style-name="Visited_20_Internet_20_Link">aufgezeigt</text:a>.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p>
      <text:p text:style-name="Text_20_body">«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p>
      <text:p text:style-name="Text_20_body">Basierend auf dem sogenannten Modell SEIR, das Virologen weltweit anwenden um Prognosen zur Ausbreitung ansteckender Krankheiten zu machen, haben wir eine Modellierung für die Schweiz gemacht. Für die Variablen wie Ansteckungsrate, Inkubationszeit und Dauer der Erkrankung haben <text:a xlink:type="simple" xlink:href="https://www.thelancet.com/pb-assets/Lancet/pdfs/S0140673620305675.pdf" office:target-frame-name="_blank" xlink:show="new" text:style-name="Internet_20_link" text:visited-style-name="Visited_20_Internet_20_Link">wir Daten verwendet</text:a>,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p>
      <text:p text:style-name="Text_20_body">Viele werden mit milden Symptomen die Krankheit überstehen. Aber gemäss heutigen Annahmen werden auch 10% intensivmedizinische Pflege benötigen. Im Szenario ohne Massnahmen wären also im Mai 10’000 Spitalbetten nötig gewesen - die Schweiz verfügt aber nur über <text:a xlink:type="simple" xlink:href="https://www.nzz.ch/schweiz/coronavirus-schweizer-spitaelern-droht-der-kollaps-ld.1546008" office:target-frame-name="_blank" xlink:show="new" text:style-name="Internet_20_link" text:visited-style-name="Visited_20_Internet_20_Link">1000 bis 1750 Betten</text:a>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p>
      <text:p text:style-name="Text_20_body"><draw:frame draw:style-name="fr1" draw:name="Object4" text:anchor-type="as-char" svg:width="1.247cm" svg:height="1.247cm" draw:z-index="3"><draw:floating-frame xlink:href="https://datawrapper.dwcdn.net/YijGB" xlink:type="simple" xlink:show="embed" xlink:actuate="onLoad"/></draw:frame></text:p>
      <text:p text:style-name="Text_20_body">Gegenüber dem <text:a xlink:type="simple" xlink:href="https://www.tagesanzeiger.ch/wissen/coronavirus/das-virus-wird-langfristig-bleiben/story/13437786" office:target-frame-name="_blank" xlink:show="new" text:style-name="Internet_20_link" text:visited-style-name="Visited_20_Internet_20_Link">«Tages-Anzeiger»</text:a>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p>
      <text:p text:style-name="Text_20_body">LESEN SIE AUCH<text:line-break/><text:a xlink:type="simple" xlink:href="https://interaktiv.tagesanzeiger.ch/2020/drei-covid-19-szenarien-fuer-die-schweiz/?nosome" office:target-frame-name="_blank" xlink:show="new" text:style-name="Internet_20_link" text:visited-style-name="Visited_20_Internet_20_Link">Drei Covid-19-Szenarien für die Schweiz</text:a></text:p>
      <text:h text:style-name="Heading_20_3" text:outline-level="3"><text:soft-page-break/>Saisonalität</text:h>
      <text:p text:style-name="Text_20_body">US-Präsident Donald Trump behauptete in einem <text:a xlink:type="simple" xlink:href="https://www.whitehouse.gov/briefings-statements/remarks-president-trump-white-house-business-session-nations-governors/" office:target-frame-name="_blank" xlink:show="new" text:style-name="Internet_20_link" text:visited-style-name="Visited_20_Internet_20_Link">Meeting im Weissen Haus</text:a>, dass das Coronavirus mit den wärmeren Tagen im April wieder verschwinden werde. «Es ist möglich, aber diese Analogie zur Grippe und Erkältungskrankheiten ist bisher noch reines Wunschdenken», <text:a xlink:type="simple" xlink:href="https://www.factcheck.org/2020/02/will-the-new-coronavirus-go-away-in-april/" office:target-frame-name="_blank" xlink:show="new" text:style-name="Internet_20_link" text:visited-style-name="Visited_20_Internet_20_Link">sagt</text:a> der Epidemiologe Stephen Morse von der Columbia University in New York. «Warten wir bis April, dann wissen wir, ob es wahr ist.» Was wir bis jetzt wissen: Andere Coronaviren treten durchaus nur in bestimmten Jahreszeiten auf, wie diese <text:a xlink:type="simple" xlink:href="https://www.medrxiv.org/content/10.1101/2020.02.13.20022806v2" office:target-frame-name="_blank" xlink:show="new" text:style-name="Internet_20_link" text:visited-style-name="Visited_20_Internet_20_Link">Studie</text:a> eines schwedisch-schweizerischen Forschungsteams belegt. Es ist also zu hoffen, dass Sars-CoV-2 sich bald weniger stark verbreiten wird.</text:p>
      <text:p text:style-name="Text_20_body">Aber selbst wenn es so wäre, würde die Saisonalität des Virus die Pandemie nicht stoppen. Wie Marc Lipsitch, Professor für Epidemiologie an der Universität Harvard, <text:a xlink:type="simple" xlink:href="https://ccdd.hsph.harvard.edu/will-covid-19-go-away-on-its-own-in-warmer-weather/" office:target-frame-name="_blank" xlink:show="new" text:style-name="Internet_20_link" text:visited-style-name="Visited_20_Internet_20_Link">schreibt</text:a>, kann ein leichter Rückgang von Sars-CoV-2 in den nördlichen Hemisphären möglich sein. Es sei aber nicht vernünftig, zu hoffen, dass dies zu einem entscheidenden Rückgang führen werde. Ein aktuell erschienener <text:a xlink:type="simple" xlink:href="https://www.medrxiv.org/content/10.1101/2020.02.12.20022467v1" office:target-frame-name="_blank" xlink:show="new" text:style-name="Internet_20_link" text:visited-style-name="Visited_20_Internet_20_Link">Vorabdruck</text:a> einer Studie, an welcher Lipsitch mitgearbeitet hat, legt nahe, dass eine Verbreitung des neuen Coronavirus in vielen verschiedenen Klimazonen stattfinden kann. So sei beispielsweise auch Singapur, das fast am Äquator liegt, von der Epidemie betroffen.</text:p>
      <text:p text:style-name="Text_20_body">Für Richard Neher, Professor am Biozentrum der Universität Basel und Experte für die Verbreitung von Viren ist klar: <text:span text:style-name="Strong_20_Emphasis">«Covid-19 wird im Frühling und Sommer nicht verschwinden, im besten Fall können wir mit weniger Ansteckungen rechnen.</text:span> Falls es gelingt, den Ausbruch derart zu verzögern, dass sich bis im Sommer nur ein kleiner Teil der Bevölkerung infiziert, gewinnen wir Zeit, um uns auf eine zweite Welle im Herbst vorzubereiten.»</text:p>
      <text:p text:style-name="Text_20_body">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p>
      <text:h text:style-name="Heading_20_3" text:outline-level="3">Medikamente und TherapienAktualisiert</text:h>
      <text:p text:style-name="Text_20_body">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text:span text:style-name="Strong_20_Emphasis">Die Forscher identifizierten ein Dutzend Kandidaten, die das Potenzial hätten, das essenzielle Enzym des Virus und damit seine Vermehrung zu blockieren.</text:spa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p>
      <text:p text:style-name="Text_20_body">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text:soft-page-break/>setzen Forschungsgruppen vor allem darauf, die Wirksamkeit bereits existierender Medikamente gegen Sars-CoV-2 zu prüfen.</text:p>
      <text:p text:style-name="Text_20_body">Amerikanische und chinesische Forscher testen im Moment ein Medikament, das vor allem den Schwererkrankten helfen soll. <text:span text:style-name="Strong_20_Emphasis">Ein erfolgversprechender Kandidat ist das Medikament Remdesivir, dass in Einzelfällen bereits gewirkt hat.</text:span>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text:a xlink:type="simple" xlink:href="https://www.nzz.ch/wissenschaft/corona-krise-wir-muessen-jetzt-versuchen-leben-zu-retten-ld.1548601" office:target-frame-name="_blank" xlink:show="new" text:style-name="Internet_20_link" text:visited-style-name="Visited_20_Internet_20_Link">Universitätsspital Basel</text:a> hat man es bereits Patienten verabreicht.</text:p>
      <text:p text:style-name="Text_20_body">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p>
      <text:p text:style-name="Text_20_body">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p>
      <text:p text:style-name="Text_20_body">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text:span text:style-name="Strong_20_Emphasis">Er rechne damit, dass deutlich früher ein wirksames Medikament gegen Covid-19 auf den Markt komme als ein Impfstoff.</text:span> «Der Impfstoff ist eher eine Frage von mehreren Monaten als von wenigen Monaten.»</text:p>
      <text:p text:style-name="Text_20_body">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text:span text:style-name="Strong_20_Emphasis">Auch Schweizer Spitäler behandeln Risikopatienten neu mit Blut von Personen, die Covid-19 überstanden haben.</text:spa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p>
      <text:p text:style-name="Text_20_body">LESEN SIE AUCH<text:line-break/><text:a xlink:type="simple" xlink:href="https://www.tagesanzeiger.ch/wissen/coronavirus/hoffnung-im-kampf-gegen-covid19/story/15289880" office:target-frame-name="_blank" xlink:show="new" text:style-name="Internet_20_link" text:visited-style-name="Visited_20_Internet_20_Link">Hoffnung im Kampf gegen Covid-19: Tests mit bestehendem Medikament</text:a><text:line-break/><text:a xlink:type="simple" xlink:href="https://www.tagesanzeiger.ch/genesene-spenden-ihre-antikoerper-928779976763" office:target-frame-name="_blank" xlink:show="new" text:style-name="Internet_20_link" text:visited-style-name="Visited_20_Internet_20_Link">Corona-Geheilte helfen Kranken</text:a></text:p>
      <text:h text:style-name="Heading_20_3" text:outline-level="3">Impfung</text:h>
      <text:p text:style-name="Text_20_body">Nach Angaben von WHO-Chef Tedros Adhanom Ghebreyesus sind für den Kampf gegen das Coronavirus Sars-CoV-2 jetzt 20 Impfstoffe in Entwicklung. Bei der WHO seien zudem Anträge auf Prüfung und Zulassung von 40 Tests eingegangen.</text:p>
      <text:p text:style-name="Text_20_body"><text:soft-page-break/>Mitte Februar einigten sich 400 Experten auf einer Konferenz in Genf, die Suche nach einem Impfstoff zu beschleunigen. In vielen Ländern wird derzeit an der Entwicklung eines Impfstoffes gearbeitet. Doch wie schnell könnte er einsatzbereit sein? <text:span text:style-name="Strong_20_Emphasis">«Ich bin insgesamt sehr sicher, dass wir erste experimentelle Impfstoffe noch dieses Jahr sehen werden»</text:spa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p>
      <text:p text:style-name="Text_20_body">Optimistisch zeigt sich der Epidemiologe Salathé: <text:span text:style-name="Strong_20_Emphasis">«Mich würde es erstaunen, wenn man nicht bis Ende Jahr einen Impfstoff hätte.</text:span> Dann wäre nächstes Jahr die Situation ­wieder normal. In den nächsten Monaten müssen wir das Coronavirus aber mit nichtpharmazeutischen Massnahmen managen.»</text:p>
      <text:p text:style-name="Text_20_body">LESEN SIE AUCH<text:line-break/><text:a xlink:type="simple" xlink:href="https://www.tagesanzeiger.ch/wissen/impfstoffforscher-in-basel-wir-sind-mit-der-entwicklung-sehr-weit/story/15981874" office:target-frame-name="_blank" xlink:show="new" text:style-name="Internet_20_link" text:visited-style-name="Visited_20_Internet_20_Link">Impfstoff-Forscher in Basel: «Wir sind mit der Entwicklung sehr weit»</text:a></text:p>
      <text:h text:style-name="Heading_20_3" text:outline-level="3">Immunität</text:h>
      <text:p text:style-name="Text_20_body">Man kann grundsätzlich hoffen, dass auch bei diesem Coronavirus, wie bei den meisten anderen, genau der gleiche Virusstamm nicht zweimal nacheinander jemanden treffen kann. <text:span text:style-name="Strong_20_Emphasis">Die Wissenschaft geht momentan davon aus, dass nach der Covid-19-Erkrankung zumindest eine vorübergehende Immunität vorliegt.</text:span>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p>
      <text:p text:style-name="Text_20_body">Manuel Battegay, Professor für Infektiologie an der Universität Basel, sagt: «<text:span text:style-name="Strong_20_Emphasis">Eine Reinfektion mag ja in seltenen Fällen möglich sein, immunologisch macht dies aber wenig Sinn.</text:spa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p>
      <text:p text:style-name="Text_20_body">Eine <text:a xlink:type="simple" xlink:href="https://www.biorxiv.org/content/10.1101/2020.03.13.990226v1.full.pdf" office:target-frame-name="_blank" xlink:show="new" text:style-name="Internet_20_link" text:visited-style-name="Visited_20_Internet_20_Link">aktuelle Analyse</text:a> chinesischer Forscher zeigt: In einem Tierversuch waren Rhesusaffen, die an dem neuartigen Coronavirus erkrankt waren, immun gegen eine erneute Infektion. Das könnte dafür sprechen, dass sich auch Menschen nicht innerhalb kurzer Zeit mehrmals anstecken können.</text:p>
      <text:p text:style-name="Text_20_body">Zum Thema Immunität und Reinfektion sei <text:a xlink:type="simple" xlink:href="https://www.sciencemediacenter.de/alle-angebote/rapid-reaction/details/news/einzelne-genesene-covid-19-patienten-positiv-auf-sars-cov-2-getestet/" office:target-frame-name="_blank" xlink:show="new" text:style-name="Internet_20_link" text:visited-style-name="Visited_20_Internet_20_Link">dieser Beitrag</text:a> empfohlen, in welchem Prof. Dr. Christian Drosten, Prof. Dr. Florian Krammer und Prof. Dr. Isabella Eckerle detailliert informieren.</text:p>
      <text:h text:style-name="Heading_20_3" text:outline-level="3">MutationNEU</text:h>
      <text:p text:style-name="Text_20_body">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text:soft-page-break/>seiner derzeit massiven Auswirkungen kaum vorstellen mag – geradezu ein Garant für Stabilität zu sein. <text:span text:style-name="Strong_20_Emphasis">«Das Virus hat nur sehr wenige Mutationen auf seinem Weg um die Welt mitgemacht», sagt der Virologe Georg Bornkamm.</text:span></text:p>
      <text:p text:style-name="Text_20_body">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03:26:10.309393993</meta:creation-date>
    <dc:date>2020-04-04T03:26:55.922709715</dc:date>
    <meta:editing-duration>PT50S</meta:editing-duration>
    <meta:editing-cycles>1</meta:editing-cycles>
    <meta:generator>LibreOffice/6.1.2.1$Linux_x86 LibreOffice_project/65905a128db06ba48db947242809d14d3f9a93fe</meta:generator>
    <meta:document-statistic meta:table-count="0" meta:image-count="0" meta:object-count="4" meta:page-count="13" meta:paragraph-count="99" meta:word-count="5608" meta:character-count="39600" meta:non-whitespace-character-count="34081"/>
  </office:meta>
</office:document-meta>
</file>